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5e2" officeooo:paragraph-rsid="001eb5e2"/>
    </style:style>
    <style:style style:name="P2" style:family="paragraph" style:parent-style-name="Standard">
      <style:paragraph-properties fo:text-align="center" style:justify-single-word="false"/>
      <style:text-properties officeooo:rsid="001eb5e2" officeooo:paragraph-rsid="001eb5e2"/>
    </style:style>
    <style:style style:name="P3" style:family="paragraph" style:parent-style-name="Standard">
      <style:paragraph-properties fo:text-align="center" style:justify-single-word="false"/>
      <style:text-properties fo:font-size="28pt" officeooo:rsid="001eb5e2" officeooo:paragraph-rsid="001eb5e2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eb5e2" officeooo:paragraph-rsid="001eb5e2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eb5e2" officeooo:paragraph-rsid="001eb5e2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32pt" officeooo:rsid="001eb5e2" officeooo:paragraph-rsid="001eb5e2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b5e2" officeooo:paragraph-rsid="001eb5e2" style:font-size-asian="20pt" style:font-size-complex="20pt"/>
    </style:style>
    <style:style style:name="P8" style:family="paragraph" style:parent-style-name="Standard">
      <style:text-properties officeooo:rsid="00202a35" officeooo:paragraph-rsid="00202a35"/>
    </style:style>
    <style:style style:name="P9" style:family="paragraph" style:parent-style-name="Standard">
      <style:text-properties fo:font-size="13pt" fo:font-weight="bold" officeooo:rsid="001eb5e2" officeooo:paragraph-rsid="001eb5e2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216311" officeooo:paragraph-rsid="00216311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216311" officeooo:paragraph-rsid="0021631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1eb40" officeooo:paragraph-rsid="0021631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1eb40" officeooo:paragraph-rsid="0021eb4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2438c" officeooo:paragraph-rsid="0022438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16311" officeooo:paragraph-rsid="00216311" style:font-size-asian="12pt" style:font-weight-asian="normal" style:font-size-complex="12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202a35"/>
    </style:style>
    <style:style style:name="T4" style:family="text">
      <style:text-properties officeooo:rsid="002243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ho Prático II</text:p>
      <text:p text:style-name="P3"/>
      <text:p text:style-name="P3"/>
      <text:p text:style-name="P3"/>
      <text:p text:style-name="P3"/>
      <text:p text:style-name="P6">Algoritmos e Estrutura de Dados III</text:p>
      <text:p text:style-name="P2"><text:span text:style-name="T1"/></text:p>
      <text:p text:style-name="P2"><text:span text:style-name="T2">Sistema de Atendimentos de um Hospital</text:span></text:p>
      <text:p text:style-name="P4"/>
      <text:p text:style-name="P4"/>
      <text:p text:style-name="P4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João Pedro Batista Ferreira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Compilação e Execução</text:p>
      <text:p text:style-name="P1"/>
      <text:p text:style-name="P1">A compilação é feita de forma normal, usando o comando gcc &lt;arquivos .c .h&gt; -o &lt;executavel&gt;</text:p>
      <text:p text:style-name="P1"><text:s text:c="7"/>→<text:span text:style-name="T3"> </text:span>gcc Main.c arquivoAtendimento.h arquivoAtendimento.c ArvoreB.h ArvoreB.c -o a</text:p>
      <text:p text:style-name="P1"/>
      <text:p text:style-name="P8">Para a executar o programa, após o comando ‘./&lt;executavel&gt;’, deve-se entrar com o nome do arquivo onde os registros serao armazenados. Após essa etapa é possível executar as quatro opções do programa: CADASTRO, BUSCA, REMOCAO, SAIR.</text:p>
      <text:p text:style-name="P8"/>
      <text:p text:style-name="P8">CADASTRO</text:p>
      <text:p text:style-name="P8"><text:tab/>Após digitar a opção basta inserir os dados do atendimento informados pela interface do programa.</text:p>
      <text:p text:style-name="P8"/>
      <text:p text:style-name="P8">BUSCA</text:p>
      <text:p text:style-name="P8"><text:tab/>Após digitar a opção, deve-se entrar com valor do código de atendimento que deseja-se buscar.</text:p>
      <text:p text:style-name="P8"/>
      <text:p text:style-name="P8">REMOCAO</text:p>
      <text:p text:style-name="P8"><text:tab/> <text:s/>Analogamente a opção BUSCA, após digitar a opção deve-se entrar com valor do código de atendimento que deseja-se remover.</text:p>
      <text:p text:style-name="P8"/>
      <text:p text:style-name="P8">SAIR</text:p>
      <text:p text:style-name="P8"><text:tab/>Essa opção termina a execução do programa.</text:p>
      <text:p text:style-name="P8"/>
      <text:p text:style-name="P10">Funções</text:p>
      <text:p text:style-name="P10"/>
      <text:p text:style-name="P15">Arquivo: arquivoAtendimento.c</text:p>
      <text:p text:style-name="P10"/>
      <text:p text:style-name="P11">void CriaArquivo(char * nomeArquivo)</text:p>
      <text:p text:style-name="P11"><text:tab/>Função responsável por criar um arquivo. Abre um arquivo com o modo de escrita no fim (a+b) e escreve no arquivo o cabeçelho (inteiro) com o valor inicial zero.</text:p>
      <text:p text:style-name="P11"/>
      <text:p text:style-name="P11"/>
      <text:p text:style-name="P11">int AtualizaIndice(char * nomeArquivo)</text:p>
      <text:p text:style-name="P11"><text:tab/>Função que atualiza o número de registros no arquivo. Recebe como parâmetro o nome do arquivo a ser lido e modificado. Tenta abrir o arquivo no modo de leitura e escrita ‘r+b’, se falhar exibe uma mensagem de erro. Caso contrário lê o cabeçalho do arquivo, atualiza seu valor e escreve de volta no arquivo o cabeçalho atualizado. Retorna o cabeçalho atualizado.</text:p>
      <text:p text:style-name="P12"/>
      <text:p text:style-name="P13">int InserirFimArquivo(char * nomeArquivo)</text:p>
      <text:p text:style-name="P13"><text:tab/>Função responsável por inserir um registro(Atendimento) no fim arquivo. Tenta abrir o arquivo no modo de leitura e escrita ‘r+b’, caso não consiga, chama a função CriaArquivo para criar o arquivo onde o registro será inserido. Caso contrário, fecha o arquivo que foi aberto, para depois abri-lo novamente no modo de escrita no fim do arquivo ‘a+b’. O código do atendimento do registro a ser inserido, recebe o valor retornado pela função AtualizaIndice. Os demais dados do atendimento são lidos do teclado e escritos no arquivo binário. A função retorna o código do atendimento, que por sua vez tem o mesmo valor da posição relativa do registro no arquivo, o qual será inserido na árvore-B.</text:p>
      <text:p text:style-name="P13"/>
      <text:p text:style-name="P13"/>
      <text:p text:style-name="P13"/>
      <text:p text:style-name="P13"><text:soft-page-break/>void InsereArvore(char * nomeArquivo, struct ArvoreB * A)</text:p>
      <text:p text:style-name="P13"><text:tab/>Função responsável por inserir os códigos de atendimentos dos registros marcados como não removidos na árvore. Essa função é chamado ao iniciar o programa. Ela abre o arquivo para fazer a leitura de todos os registro no arquivo. O código de atendimento daqueles que estiverem marcados como não removidos são inseridos na árvore-B.</text:p>
      <text:p text:style-name="P13"/>
      <text:p text:style-name="P13">void BuscaArquivo(char * nomeArquivo, int posicao)</text:p>
      <text:p text:style-name="P13"><text:tab/>Função responsável por buscar um registro no arquivo dada sua posição relativa no arquivo. A função recebe como parâmetros o nome do arquivo onde buscar o registro e sua posição relativa no arquivo. Abre o arquivo para o modo de leitura e escrita ‘r+b’. <text:span text:style-name="T4">Calcula a posição em bytes do registro no arquivo e lê esse arquivo. Imprime na tela os dados do atendimento.</text:span></text:p>
      <text:p text:style-name="P13"/>
      <text:p text:style-name="P14">void RemoveArquivo(char * nomeArquivo, int posicao)</text:p>
      <text:p text:style-name="P14"><text:tab/>Função responsável por marcar como removido um registro a ser removido. <text:s/>Analogamente a função BuscaArquivo(), essa função busca o arquivo na dada posição, porém ao ler o arquivo, marca-o como removido para este não acessado novamente. Escreve o registro, agora marcado como removido, no arquivo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1:30:54.676061233</meta:creation-date>
    <dc:date>2017-08-09T12:34:43.685546651</dc:date>
    <meta:editing-duration>PT5M8S</meta:editing-duration>
    <meta:editing-cycles>1</meta:editing-cycles>
    <meta:document-statistic meta:table-count="0" meta:image-count="0" meta:object-count="0" meta:page-count="3" meta:paragraph-count="30" meta:word-count="546" meta:character-count="3447" meta:non-whitespace-character-count="2911"/>
    <meta:generator>LibreOffice/5.1.6.2$Linux_X86_64 LibreOffice_project/10m0$Build-2</meta:generator>
  </office:meta>
</office:document-meta>
</file>